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EventListener.processEvent( 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EventListener.hasEven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EventListener.getListen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EventListener.removeEventListener( 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EventListener.addEventListener( 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